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kumentačnímu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sledek</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e nastavení s možnostmi</text:p>
            </table:table-cell>
          </table:table-row>
          <table:table-row table:style-name="Table9.1">
            <table:table-cell table:style-name="Table9.A2" office:value-type="string">
              <text:p text:style-name="P54"><text:span text:style-name="OOoKeystroke">Klep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místní nabídk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jiný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text:span text:style-name="LOKeystroke">⌘</text:span>+<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 + 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namísto obrázku vložit pouze odkaz, při přetahování obrázku podržíme klávesy <text:span text:style-name="OOoKeystroke">[Ctrl+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Při vkládání obrázku jako odkazu <text:span text:style-name="OOoMenuPath"/>se po klepnutí na tlačítko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Můžeme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 okno Select Path (není zobrazen).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jejíž objekty můžeme měnit a mazat.</text:p>
      <text:p text:style-name="P4">Umístění uživatelské galerie je uvedeno v <text:span text:style-name="OOoMenuPath">Nástroje &gt;  Možnosti &gt; LibreOffice &gt; Cesty</text:span>. Toto umístění můžeme změnit, můžeme také kopírovat soubory s galerií (<text:span text:style-name="OOoComputerCode">SDV</text:span>) na jiné počítače.</text:p>
      <text:p text:style-name="P10">Obsah galerie dodávané s balíkem LibreOffice je uložen jind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program LibreOffice Draw, který obsahuje mnohem více možností, například vrstvy, styly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klepneme na ikony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 / 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kresb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použi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zvolíme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